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0710960.93755" calcext:value-type="float">
            <text:p>4500710960.9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34634671.87505" calcext:value-type="float">
            <text:p>4534634671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6830171.87505" calcext:value-type="float">
            <text:p>4536830171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39226703.12505" calcext:value-type="float">
            <text:p>4539226703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40859515.62505" calcext:value-type="float">
            <text:p>454085951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2431875.00005" calcext:value-type="float">
            <text:p>4542431875.0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44801546.87505" calcext:value-type="float">
            <text:p>4544801546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46990492.18755" calcext:value-type="float">
            <text:p>454699049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48753812.50005" calcext:value-type="float">
            <text:p>4548753812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0758929.68755" calcext:value-type="float">
            <text:p>4550758929.6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2918296.87505" calcext:value-type="float">
            <text:p>4552918296.8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54859398.43755" calcext:value-type="float">
            <text:p>4554859398.4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57239281.25005" calcext:value-type="float">
            <text:p>4557239281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60140484.37505" calcext:value-type="float">
            <text:p>4560140484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63356140.62505" calcext:value-type="float">
            <text:p>4563356140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66879718.75005" calcext:value-type="float">
            <text:p>4566879718.7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8699890.62505" calcext:value-type="float">
            <text:p>4568699890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70676617.18755" calcext:value-type="float">
            <text:p>4570676617.1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71174757.81255" calcext:value-type="float">
            <text:p>4571174757.8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73119882.81255" calcext:value-type="float">
            <text:p>4573119882.8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73978773.43755" calcext:value-type="float">
            <text:p>45739787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74784437.50005" calcext:value-type="float">
            <text:p>4574784437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6835867.18755" calcext:value-type="float">
            <text:p>4576835867.1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79080406.25005" calcext:value-type="float">
            <text:p>4579080406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80605164.06255" calcext:value-type="float">
            <text:p>4580605164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82674250.00005" calcext:value-type="float">
            <text:p>4582674250.0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84967937.50005" calcext:value-type="float">
            <text:p>4584967937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86925523.43755" calcext:value-type="float">
            <text:p>4586925523.4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89061664.06255" calcext:value-type="float">
            <text:p>4589061664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91675109.37505" calcext:value-type="float">
            <text:p>4591675109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95180687.50005" calcext:value-type="float">
            <text:p>4595180687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96488468.75005" calcext:value-type="float">
            <text:p>459648846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98382093.75005" calcext:value-type="float">
            <text:p>4598382093.7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01024437.50005" calcext:value-type="float">
            <text:p>4601024437.50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02380203.12505" calcext:value-type="float">
            <text:p>4602380203.1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04201843.75005" calcext:value-type="float">
            <text:p>4604201843.7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05424734.37505" calcext:value-type="float">
            <text:p>4605424734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07851609.37505" calcext:value-type="float">
            <text:p>4607851609.37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09327054.68755" calcext:value-type="float">
            <text:p>460932705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10842820.31255" calcext:value-type="float">
            <text:p>46108428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13119046.87505" calcext:value-type="float">
            <text:p>4613119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14074125.00005" calcext:value-type="float">
            <text:p>4614074125.0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14969421.87505" calcext:value-type="float">
            <text:p>4614969421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16360210.93755" calcext:value-type="float">
            <text:p>4616360210.9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22419968.75005" calcext:value-type="float">
            <text:p>4622419968.7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4096492.18755" calcext:value-type="float">
            <text:p>462409649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26020414.06255" calcext:value-type="float">
            <text:p>4626020414.0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27708101.56255" calcext:value-type="float">
            <text:p>4627708101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32331820.31255" calcext:value-type="float">
            <text:p>463233182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34436640.62505" calcext:value-type="float">
            <text:p>4634436640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36056804.68755" calcext:value-type="float">
            <text:p>4636056804.6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7784992.18755" calcext:value-type="float">
            <text:p>4637784992.1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39521531.25005" calcext:value-type="float">
            <text:p>4639521531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41327960.93755" calcext:value-type="float">
            <text:p>46413279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42922015.62505" calcext:value-type="float">
            <text:p>464292201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5152507.81255" calcext:value-type="float">
            <text:p>464515250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47302015.62505" calcext:value-type="float">
            <text:p>4647302015.6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648219820.31255" calcext:value-type="float">
            <text:p>4648219820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49392343.75005" calcext:value-type="float">
            <text:p>4649392343.7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49473632.8125" calcext:value-type="float">
            <text:p>4649473632.81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54278484.37505" calcext:value-type="float">
            <text:p>46542784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655689195.31255" calcext:value-type="float">
            <text:p>4655689195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57870953.12505" calcext:value-type="float">
            <text:p>4657870953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59588984.37505" calcext:value-type="float">
            <text:p>46595889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66769273.43755" calcext:value-type="float">
            <text:p>4666769273.43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69544015.62505" calcext:value-type="float">
            <text:p>4669544015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0341656.25005" calcext:value-type="float">
            <text:p>4670341656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72975281.25005" calcext:value-type="float">
            <text:p>4672975281.2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75463890.62505" calcext:value-type="float">
            <text:p>4675463890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77972539.06255" calcext:value-type="float">
            <text:p>467797253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79191359.37505" calcext:value-type="float">
            <text:p>46791913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80650531.25005" calcext:value-type="float">
            <text:p>4680650531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83879671.87505" calcext:value-type="float">
            <text:p>4683879671.8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5679851.56255" calcext:value-type="float">
            <text:p>4685679851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86862976.56255" calcext:value-type="float">
            <text:p>4686862976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87758906.25005" calcext:value-type="float">
            <text:p>4687758906.25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91968773.43755" calcext:value-type="float">
            <text:p>4691968773.43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93970867.18755" calcext:value-type="float">
            <text:p>4693970867.187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96165828.12505" calcext:value-type="float">
            <text:p>469616582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98895437.50005" calcext:value-type="float">
            <text:p>4698895437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01532367.18755" calcext:value-type="float">
            <text:p>4701532367.187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703168570.31255" calcext:value-type="float">
            <text:p>4703168570.31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04800039.06255" calcext:value-type="float">
            <text:p>4704800039.0625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06820218.75005" calcext:value-type="float">
            <text:p>4706820218.750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08393765.62505" calcext:value-type="float">
            <text:p>4708393765.6250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10287015.62505" calcext:value-type="float">
            <text:p>471028701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711636578.12505" calcext:value-type="float">
            <text:p>4711636578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712544804.68755" calcext:value-type="float">
            <text:p>47125448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714219984.37505" calcext:value-type="float">
            <text:p>4714219984.37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15618070.31255" calcext:value-type="float">
            <text:p>4715618070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17741070.31255" calcext:value-type="float">
            <text:p>4717741070.31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20197125.00005" calcext:value-type="float">
            <text:p>4720197125.0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724075101.56255" calcext:value-type="float">
            <text:p>4724075101.562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725899390.62505" calcext:value-type="float">
            <text:p>472589939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27432828.12505" calcext:value-type="float">
            <text:p>4727432828.125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29925062.50005" calcext:value-type="float">
            <text:p>4729925062.500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730566265.62505" calcext:value-type="float">
            <text:p>473056626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32914804.68755" calcext:value-type="float">
            <text:p>4732914804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34572593.75005" calcext:value-type="float">
            <text:p>4734572593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36034507.81255" calcext:value-type="float">
            <text:p>473603450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7681898.43755" calcext:value-type="float">
            <text:p>4737681898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39641976.56255" calcext:value-type="float">
            <text:p>4739641976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740778343.75005" calcext:value-type="float">
            <text:p>4740778343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43371976.56255" calcext:value-type="float">
            <text:p>4743371976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46298734.37505" calcext:value-type="float">
            <text:p>474629873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47632742.18755" calcext:value-type="float">
            <text:p>4747632742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749227632.81255" calcext:value-type="float">
            <text:p>474922763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753643625.00005" calcext:value-type="float">
            <text:p>4753643625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55569078.12505" calcext:value-type="float">
            <text:p>4755569078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757845609.37505" calcext:value-type="float">
            <text:p>4757845609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59856585.93755" calcext:value-type="float">
            <text:p>4759856585.9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760769695.31255" calcext:value-type="float">
            <text:p>4760769695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764879164.06255" calcext:value-type="float">
            <text:p>4764879164.0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766293992.18755" calcext:value-type="float">
            <text:p>4766293992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67847445.31255" calcext:value-type="float">
            <text:p>4767847445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69439359.37505" calcext:value-type="float">
            <text:p>4769439359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771196078.12505" calcext:value-type="float">
            <text:p>4771196078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773286968.75005" calcext:value-type="float">
            <text:p>4773286968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75124070.31255" calcext:value-type="float">
            <text:p>4775124070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77751023.43755" calcext:value-type="float">
            <text:p>477775102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79721007.81255" calcext:value-type="float">
            <text:p>477972100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80761859.37505" calcext:value-type="float">
            <text:p>4780761859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782944476.56255" calcext:value-type="float">
            <text:p>4782944476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785100750.00005" calcext:value-type="float">
            <text:p>4785100750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787346585.93755" calcext:value-type="float">
            <text:p>4787346585.9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89318687.50005" calcext:value-type="float">
            <text:p>478931868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791284484.37505" calcext:value-type="float">
            <text:p>479128448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91890625.00005" calcext:value-type="float">
            <text:p>4791890625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02908273.43755" calcext:value-type="float">
            <text:p>480290827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03813312.50005" calcext:value-type="float">
            <text:p>4803813312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04852562.50005" calcext:value-type="float">
            <text:p>4804852562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06433429.68755" calcext:value-type="float">
            <text:p>4806433429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08055687.50005" calcext:value-type="float">
            <text:p>480805568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09803687.50005" calcext:value-type="float">
            <text:p>480980368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10672757.81255" calcext:value-type="float">
            <text:p>481067275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13324007.81255" calcext:value-type="float">
            <text:p>481332400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16020250.00005" calcext:value-type="float">
            <text:p>4816020250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18024109.37505" calcext:value-type="float">
            <text:p>4818024109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20133882.81255" calcext:value-type="float">
            <text:p>482013388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21782250.00005" calcext:value-type="float">
            <text:p>4821782250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23718445.31255" calcext:value-type="float">
            <text:p>4823718445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26318382.81255" calcext:value-type="float">
            <text:p>482631838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28487351.56255" calcext:value-type="float">
            <text:p>4828487351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31034273.43755" calcext:value-type="float">
            <text:p>483103427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33010882.81255" calcext:value-type="float">
            <text:p>4833010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36681335.93755" calcext:value-type="float">
            <text:p>4836681335.9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37607117.18755" calcext:value-type="float">
            <text:p>483760711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8832007.81255" calcext:value-type="float">
            <text:p>483883200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0325101.56255" calcext:value-type="float">
            <text:p>4840325101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1848398.43755" calcext:value-type="float">
            <text:p>4841848398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3228281.25005" calcext:value-type="float">
            <text:p>484322828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5627210.93755" calcext:value-type="float">
            <text:p>4845627210.9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7821984.37505" calcext:value-type="float">
            <text:p>484782198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50195453.12505" calcext:value-type="float">
            <text:p>4850195453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52176523.43755" calcext:value-type="float">
            <text:p>485217652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54173664.06255" calcext:value-type="float">
            <text:p>4854173664.0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56104281.25005" calcext:value-type="float">
            <text:p>485610428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58338054.68755" calcext:value-type="float">
            <text:p>4858338054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60535179.68755" calcext:value-type="float">
            <text:p>4860535179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62726468.75005" calcext:value-type="float">
            <text:p>4862726468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65252351.56255" calcext:value-type="float">
            <text:p>4865252351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0:36:43.366887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29:59.113810268</meta:creation-date>
    <dc:date>2024-06-03T10:44:04.133273291</dc:date>
    <meta:editing-duration>PT10M29S</meta:editing-duration>
    <meta:editing-cycles>3</meta:editing-cycles>
    <meta:generator>LibreOffice/6.4.7.2$Linux_X86_64 LibreOffice_project/40$Build-2</meta:generator>
    <meta:document-statistic meta:table-count="1" meta:cell-count="810" meta:object-count="0"/>
  </office:meta>
</office:document-meta>
</file>